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P1" style:family="paragraph" style:parent-style-name="Standard">
      <style:text-properties officeooo:rsid="00079062" officeooo:paragraph-rsid="0007906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ow to install Lilypond</text:p>
      <text:p text:style-name="P1"/>
      <text:p text:style-name="P1">1. sudo apt-get install frescobaldi</text:p>
      <text:p text:style-name="P1">2. wget <text:a xlink:type="simple" xlink:href="http://lilypond.org/download/binaries/linux-64/lilypond-2.18.2-1.linux-64.sh" text:style-name="Internet_20_link" text:visited-style-name="Visited_20_Internet_20_Link">http://lilypond.org/download/binaries/linux-64/lilypond-2.18.2-1.linux-64.sh</text:a></text:p>
      <text:p text:style-name="P1">3. chmod +x lilypond-2.18.2-1.linux-64.sh</text:p>
      <text:p text:style-name="P1">4. sudo ./li~~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JP Regular" style:font-size-asian="10.5pt" style:language-asian="ko" style:country-asian="KR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JP Regular" style:font-size-asian="10.5pt" style:language-asian="ko" style:country-asian="KR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31T14:00:38.824331587</meta:creation-date>
    <dc:date>2018-10-31T14:02:46.891770658</dc:date>
    <meta:editing-duration>PT2M8S</meta:editing-duration>
    <meta:editing-cycles>1</meta:editing-cycles>
    <meta:document-statistic meta:table-count="0" meta:image-count="0" meta:object-count="0" meta:page-count="1" meta:paragraph-count="5" meta:word-count="19" meta:character-count="197" meta:non-whitespace-character-count="183"/>
    <meta:generator>LibreOffice/6.0.6.2$Linux_X86_64 LibreOffice_project/00m0$Build-2</meta:generator>
  </office:meta>
</office:document-meta>
</file>